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Inherit" svg:font-family="Inheri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2A6099" style:repeat-content="false"/>
      <style:paragraph-properties fo:text-align="center"/>
      <style:text-properties fo:color="#FFFFFF"/>
    </style:style>
    <style:style style:name="ce3" style:family="table-cell" style:parent-style-name="Default" style:data-style-name="N0">
      <style:table-cell-properties fo:border="thin solid #000000" style:vertical-align="automatic" fo:background-color="#2A6099"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center"/>
    </style:style>
    <style:style style:name="ce5" style:family="table-cell" style:parent-style-name="Default" style:data-style-name="N0">
      <style:table-cell-properties fo:border="thin solid #000000" style:vertical-align="middle" fo:background-color="#00A933" style:repeat-content="false"/>
      <style:paragraph-properties fo:text-align="center"/>
      <style:text-properties fo:color="#FFFFFF"/>
    </style:style>
    <style:style style:name="ce6" style:family="table-cell" style:parent-style-name="Default" style:data-style-name="N0">
      <style:table-cell-properties fo:border="thin solid #000000" style:vertical-align="middle" fo:wrap-option="wrap" fo:background-color="#00A933"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fo:border="thin solid #000000" style:vertical-align="middle" fo:wrap-option="wrap" fo:background-color="#00A933" style:repeat-content="false"/>
      <style:paragraph-properties fo:text-align="start" fo:margin-left="0.353cm"/>
      <style:text-properties fo:color="#FFFFFF"/>
    </style:style>
    <style:style style:name="ce8" style:family="table-cell" style:parent-style-name="Default" style:data-style-name="N0">
      <style:table-cell-properties style:vertical-align="automatic" style:repeat-content="false"/>
      <style:paragraph-properties fo:text-align="center"/>
      <style:text-properties fo:color="#FFFFFF"/>
    </style:style>
    <style:style style:name="ce9" style:family="table-cell" style:parent-style-name="Default" style:data-style-name="N0">
      <style:text-properties fo:color="#FFFFFF"/>
    </style:style>
    <style:style style:name="ce10" style:family="table-cell" style:parent-style-name="Default" style:data-style-name="N0">
      <style:table-cell-properties fo:border="thin solid #000000" style:vertical-align="middle" fo:background-color="#00B050" style:repeat-content="false"/>
      <style:paragraph-properties fo:text-align="center"/>
      <style:text-properties fo:color="#FFFFFF"/>
    </style:style>
    <style:style style:name="ce11" style:family="table-cell" style:parent-style-name="Default" style:data-style-name="N0">
      <style:table-cell-properties fo:border="thin solid #000000" style:vertical-align="middle" fo:wrap-option="wrap" fo:background-color="#00B050" style:repeat-content="false"/>
      <style:paragraph-properties fo:text-align="center"/>
      <style:text-properties fo:color="#FFFFFF" fo:font-weight="bold" style:font-weight-asian="bold" style:font-weight-complex="bold"/>
    </style:style>
    <style:style style:name="ce12" style:family="table-cell" style:parent-style-name="Default" style:data-style-name="N0">
      <style:table-cell-properties fo:border="thin solid #000000" style:vertical-align="middle" fo:wrap-option="wrap" fo:background-color="#00B050" style:repeat-content="false"/>
      <style:paragraph-properties fo:text-align="start" fo:margin-left="0.353cm"/>
      <style:text-properties fo:color="#FFFFFF"/>
    </style:style>
    <style:style style:name="ce13" style:family="table-cell" style:parent-style-name="Default" style:data-style-name="N0">
      <style:table-cell-properties fo:border="thin solid #000000" style:vertical-align="middle" fo:background-color="#FFFFFF" style:repeat-content="false"/>
      <style:paragraph-properties fo:text-align="center"/>
    </style:style>
    <style:style style:name="ce14" style:family="table-cell" style:parent-style-name="Default" style:data-style-name="N0">
      <style:table-cell-properties fo:border="thin solid #000000" style:vertical-align="middle" fo:wrap-option="wrap" fo:background-color="#FFFFFF" style:repeat-content="false"/>
      <style:paragraph-properties fo:text-align="center"/>
      <style:text-properties fo:font-weight="bold" style:font-weight-asian="bold" style:font-weight-complex="bold"/>
    </style:style>
    <style:style style:name="ce15" style:family="table-cell" style:parent-style-name="Default" style:data-style-name="N0">
      <style:table-cell-properties fo:border="thin solid #000000" style:vertical-align="middle" fo:wrap-option="wrap" fo:background-color="#FFFFFF" style:repeat-content="false"/>
      <style:paragraph-properties fo:text-align="start" fo:margin-left="0.353cm"/>
    </style:style>
    <style:style style:name="ce16" style:family="table-cell" style:parent-style-name="Default" style:data-style-name="N0">
      <style:table-cell-properties style:vertical-align="automatic" fo:background-color="#FFFFFF"/>
    </style:style>
    <style:style style:name="ce17" style:family="table-cell" style:parent-style-name="Default" style:data-style-name="N0">
      <style:table-cell-properties fo:background-color="#FFFFFF"/>
    </style:style>
    <style:style style:name="ce18" style:family="table-cell" style:parent-style-name="Default" style:data-style-name="N0">
      <style:table-cell-properties fo:background-color="#00A933"/>
    </style:style>
    <style:style style:name="ce19" style:family="table-cell" style:parent-style-name="Default" style:data-style-name="N0">
      <style:table-cell-properties style:vertical-align="automatic" fo:background-color="#FFFFFF"/>
      <style:text-properties fo:color="#FFFFFF"/>
    </style:style>
    <style:style style:name="ce20" style:family="table-cell" style:parent-style-name="Default" style:data-style-name="N0">
      <style:table-cell-properties fo:background-color="#FFFFFF"/>
      <style:text-properties fo:color="#FFFFFF"/>
    </style:style>
    <style:style style:name="ce21" style:family="table-cell" style:parent-style-name="Default" style:data-style-name="N0">
      <style:table-cell-properties fo:background-color="#00A933"/>
      <style:text-properties fo:color="#FFFFFF"/>
    </style:style>
    <style:style style:name="ce22" style:family="table-cell" style:parent-style-name="Default" style:data-style-name="N0">
      <style:table-cell-properties fo:border="thin solid #000000" style:vertical-align="middle" style:repeat-content="false"/>
      <style:paragraph-properties fo:text-align="center"/>
    </style:style>
    <style:style style:name="ce23" style:family="table-cell" style:parent-style-name="Default" style:data-style-name="N0">
      <style:table-cell-properties fo:background-color="#FFFF00"/>
    </style:style>
    <style:style style:name="ce24"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fo:border="thin solid #000000" style:vertical-align="middle" fo:wrap-option="wrap" style:repeat-content="false"/>
      <style:paragraph-properties fo:text-align="start" fo:margin-left="0.353cm"/>
    </style:style>
    <style:style style:name="ce26" style:family="table-cell" style:parent-style-name="Default" style:data-style-name="N0">
      <style:table-cell-properties style:vertical-align="middle" style:repeat-content="false"/>
      <style:paragraph-properties fo:text-align="center"/>
    </style:style>
    <style:style style:name="ce27"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28" style:family="table-cell" style:parent-style-name="Default" style:data-style-name="N0">
      <style:table-cell-properties style:vertical-align="middle" fo:wrap-option="wrap" style:repeat-content="false"/>
      <style:paragraph-properties fo:text-align="start" fo:margin-left="1.412cm"/>
      <style:text-properties style:font-name="Inherit" style:font-name-asian="Inherit" style:font-name-complex="Inherit" fo:font-size="10pt" style:font-size-asian="10pt" style:font-size-complex="10pt"/>
    </style:style>
    <style:style style:name="ce29"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style:vertical-align="automatic" fo:wrap-option="wrap" style:repeat-content="false"/>
      <style:paragraph-properties fo:text-align="start" fo:margin-left="0.353cm"/>
    </style:style>
    <style:style style:name="ce31" style:family="table-cell" style:parent-style-name="Default" style:data-style-name="N0">
      <style:text-properties fo:font-weight="bold" style:font-weight-asian="bold" style:font-weight-complex="bold"/>
    </style:style>
    <style:style style:name="ce32" style:family="table-cell" style:parent-style-name="Default" style:data-style-name="N0">
      <style:table-cell-properties style:vertical-align="automatic" style:repeat-content="false"/>
      <style:paragraph-properties fo:text-align="center"/>
      <style:text-properties fo:font-size="20pt" style:font-size-asian="20pt" style:font-size-complex="20pt" fo:font-weight="bold" style:font-weight-asian="bold" style:font-weight-complex="bold"/>
    </style:style>
    <style:style style:name="co1" style:family="table-column">
      <style:table-column-properties fo:break-before="auto" style:column-width="1.60866666666667cm"/>
    </style:style>
    <style:style style:name="co2" style:family="table-column">
      <style:table-column-properties fo:break-before="auto" style:column-width="15.7903333333333cm"/>
    </style:style>
    <style:style style:name="co3" style:family="table-column">
      <style:table-column-properties fo:break-before="auto" style:column-width="16.9968333333333cm"/>
    </style:style>
    <style:style style:name="co4" style:family="table-column">
      <style:table-column-properties fo:break-before="auto" style:column-width="3.64066666666667cm"/>
    </style:style>
    <style:style style:name="co5" style:family="table-column">
      <style:table-column-properties fo:break-before="auto" style:column-width="2.26483333333333cm"/>
    </style:style>
    <style:style style:name="co6" style:family="table-column">
      <style:table-column-properties fo:break-before="auto" style:column-width="2.37066666666667cm"/>
    </style:style>
    <style:style style:name="ro1" style:family="table-row">
      <style:table-row-properties style:row-height="13.8pt" style:use-optimal-row-height="true" fo:break-before="auto"/>
    </style:style>
    <style:style style:name="ro2" style:family="table-row">
      <style:table-row-properties style:row-height="138pt" style:use-optimal-row-height="true" fo:break-before="auto"/>
    </style:style>
    <style:style style:name="ro3" style:family="table-row">
      <style:table-row-properties style:row-height="24.6pt" style:use-optimal-row-height="false" fo:break-before="auto"/>
    </style:style>
    <style:style style:name="ro4" style:family="table-row">
      <style:table-row-properties style:row-height="124.2pt" style:use-optimal-row-height="true" fo:break-before="auto"/>
    </style:style>
    <style:style style:name="ro5" style:family="table-row">
      <style:table-row-properties style:row-height="27.6pt" style:use-optimal-row-height="true" fo:break-before="auto"/>
    </style:style>
    <style:style style:name="ro6" style:family="table-row">
      <style:table-row-properties style:row-height="151.8pt" style:use-optimal-row-height="true" fo:break-before="auto"/>
    </style:style>
    <style:style style:name="ro7" style:family="table-row">
      <style:table-row-properties style:row-height="82.8pt" style:use-optimal-row-height="true" fo:break-before="auto"/>
    </style:style>
    <style:style style:name="ro8" style:family="table-row">
      <style:table-row-properties style:row-height="66pt" style:use-optimal-row-height="false" fo:break-before="auto"/>
    </style:style>
    <style:style style:name="ro9" style:family="table-row">
      <style:table-row-properties style:row-height="110.4pt" style:use-optimal-row-height="true" fo:break-before="auto"/>
    </style:style>
    <style:style style:name="ro10" style:family="table-row">
      <style:table-row-properties style:row-height="207pt" style:use-optimal-row-height="true" fo:break-before="auto"/>
    </style:style>
    <style:style style:name="ro11" style:family="table-row">
      <style:table-row-properties style:row-height="270pt" style:use-optimal-row-height="false" fo:break-before="auto"/>
    </style:style>
    <style:style style:name="ro12" style:family="table-row">
      <style:table-row-properties style:row-height="112.2pt" style:use-optimal-row-height="false" fo:break-before="auto"/>
    </style:style>
    <style:style style:name="ro13" style:family="table-row">
      <style:table-row-properties style:row-height="177pt" style:use-optimal-row-height="false" fo:break-before="auto"/>
    </style:style>
    <style:style style:name="ro14" style:family="table-row">
      <style:table-row-properties style:row-height="243pt" style:use-optimal-row-height="false" fo:break-before="auto"/>
    </style:style>
    <style:style style:name="ro15" style:family="table-row">
      <style:table-row-properties style:row-height="198.6pt" style:use-optimal-row-height="false" fo:break-before="auto"/>
    </style:style>
    <style:style style:name="ro16" style:family="table-row">
      <style:table-row-properties style:row-height="98.4pt" style:use-optimal-row-height="false" fo:break-before="auto"/>
    </style:style>
    <style:style style:name="ro17" style:family="table-row">
      <style:table-row-properties style:row-height="191.4pt" style:use-optimal-row-height="false" fo:break-before="auto"/>
    </style:style>
    <style:style style:name="ro18" style:family="table-row">
      <style:table-row-properties style:row-height="85.8pt" style:use-optimal-row-height="false" fo:break-before="auto"/>
    </style:style>
    <style:style style:name="ro19" style:family="table-row">
      <style:table-row-properties style:row-height="24.6pt" style:use-optimal-row-height="true" fo:break-before="auto"/>
    </style:style>
    <style:style style:name="ro20" style:family="table-row">
      <style:table-row-properties style:row-height="79.2pt" style:use-optimal-row-height="true" fo:break-before="auto"/>
    </style:style>
    <style:style style:name="ro21" style:family="table-row">
      <style:table-row-properties style:row-height="158.4pt" style:use-optimal-row-height="true" fo:break-before="auto"/>
    </style:style>
    <style:style style:name="ro22" style:family="table-row">
      <style:table-row-properties style:row-height="268.8pt" style:use-optimal-row-height="false" fo:break-before="auto"/>
    </style:style>
    <style:style style:name="ro23" style:family="table-row">
      <style:table-row-properties style:row-height="142.8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Feuille1" table:style-name="ta1">
        <table:table-column table:style-name="co1" table:default-cell-style-name="ce1"/>
        <table:table-column table:style-name="co2" table:default-cell-style-name="ce31"/>
        <table:table-column table:style-name="co3" table:default-cell-style-name="ce1"/>
        <table:table-column table:style-name="co4" table:default-cell-style-name="ce1"/>
        <table:table-column table:style-name="co5" table:number-columns-repeated="1021" table:default-cell-style-name="ce1"/>
        <table:table-column table:style-name="co6" table:number-columns-repeated="15359" table:default-cell-style-name="ce1"/>
        <table:table-row table:style-name="ro1">
          <table:table-cell office:value-type="string" table:style-name="ce2">
            <text:p>numéro</text:p>
          </table:table-cell>
          <table:table-cell office:value-type="string" table:style-name="ce3">
            <text:p>fonctionnalités à ajouter</text:p>
          </table:table-cell>
          <table:table-cell office:value-type="string" table:style-name="ce2">
            <text:p>tâches pour chaque fonctionnalité</text:p>
          </table:table-cell>
          <table:table-cell office:value-type="string" table:style-name="ce2">
            <text:p>difficulté</text:p>
          </table:table-cell>
          <table:table-cell table:number-columns-repeated="2" table:style-name="ce4"/>
          <table:table-cell table:number-columns-repeated="16378" table:style-name="ce1"/>
        </table:table-row>
        <table:table-row table:style-name="ro2">
          <table:table-cell office:value-type="float" office:value="1" table:style-name="ce5">
            <text:p>1</text:p>
          </table:table-cell>
          <table:table-cell office:value-type="string" table:style-name="ce6">
            <text:p>Afficher 6 articles sur accueil</text:p>
          </table:table-cell>
          <table:table-cell office:value-type="string" table:style-name="ce7">
            <text:p>dans functions.php :<text:s/></text:p>
            <text:p>1) modifier la fonction getArticles pour qu'elle récupère tous les articles dans la base de données via un SELECT. Elle doit ensuite les renvoyer.</text:p>
            <text:p>2) Modifier ShowArticles : elle ne récupère plus elle-même ses articles, mais les reçoit en paramètre.</text:p>
            <text:p>sur l'accueil:<text:s/></text:p>
            <text:p>1) récupérer les articles de la base de données avec getArticles (bien stocker l'appel de cette fonction dans une variable).</text:p>
            <text:p>2) appeler sur l'accueil la fonction showArticles en lui <text:s/>passant en paramètre les articles récupérés.</text:p>
          </table:table-cell>
          <table:table-cell office:value-type="string" table:style-name="ce5">
            <text:p>facile</text:p>
          </table:table-cell>
          <table:table-cell table:number-columns-repeated="2" table:style-name="ce8"/>
          <table:table-cell table:number-columns-repeated="16378" table:style-name="ce9"/>
        </table:table-row>
        <table:table-row table:style-name="ro3">
          <table:table-cell office:value-type="float" office:value="2" table:style-name="ce10">
            <text:p>2</text:p>
          </table:table-cell>
          <table:table-cell office:value-type="string" table:style-name="ce11">
            <text:p>afficher page détails produit</text:p>
          </table:table-cell>
          <table:table-cell office:value-type="string" table:style-name="ce12">
            <text:p>idem boutique v1 (aucune différence)</text:p>
          </table:table-cell>
          <table:table-cell office:value-type="string" table:style-name="ce10">
            <text:p>facile</text:p>
          </table:table-cell>
          <table:table-cell table:number-columns-repeated="2" table:style-name="ce4"/>
          <table:table-cell table:number-columns-repeated="16378" table:style-name="ce1"/>
        </table:table-row>
        <table:table-row table:style-name="ro4">
          <table:table-cell office:value-type="float" office:value="3" table:style-name="ce10">
            <text:p>3</text:p>
          </table:table-cell>
          <table:table-cell office:value-type="string" table:style-name="ce11">
            <text:p>afficher les gammes et leurs articles sur gammes.php</text:p>
          </table:table-cell>
          <table:table-cell office:value-type="string" table:style-name="ce12">
            <text:p>dans functions.php :<text:s/></text:p>
            <text:p>1) créer une fonction getGammes qui les récupère en bdd grâce à un SELECT et les retourne</text:p>
            <text:p>2) créer une fonction getArticlesByGamme qui prend en paramètre un id de gamme, récupère les articles correspondants et les renvoie</text:p>
            <text:p>dans gammes.php :<text:s/></text:p>
            <text:p>1) boucle foreach qui parcourt les gammes et affiche le nom de chaque gamme</text:p>
            <text:p>2) dans la boucle, après le nom de chaque gamme, récupérer ses articles avec getArticlesByGamme (passer l'id de la gamme en paramètre), <text:s/>puis appeler la fonction showArticles pour les afficher (passer les articles de la gamme en paramètre)</text:p>
          </table:table-cell>
          <table:table-cell office:value-type="string" table:style-name="ce10">
            <text:p>moyenne</text:p>
          </table:table-cell>
          <table:table-cell table:number-columns-repeated="2" table:style-name="ce4"/>
          <table:table-cell table:number-columns-repeated="16378" table:style-name="ce1"/>
        </table:table-row>
        <table:table-row table:style-name="ro5">
          <table:table-cell office:value-type="float" office:value="4" table:style-name="ce13">
            <text:p>4</text:p>
          </table:table-cell>
          <table:table-cell office:value-type="string" table:style-name="ce14">
            <text:p>inscription via formulaire dans page inscription.php (nom, prénom, email, mot de passe, adresse, cp, ville).<text:s/></text:p>
          </table:table-cell>
          <table:table-cell office:value-type="string" table:style-name="ce15">
            <text:p>1) création du formulaire, qui dirige vers connexion.php.</text:p>
            <text:p>2) sur la page connexion : if isset($_POST[' + name d'un input du formulaire)</text:p>
          </table:table-cell>
          <table:table-cell office:value-type="string" table:style-name="ce13">
            <text:p>moyenne</text:p>
          </table:table-cell>
          <table:table-cell table:number-columns-repeated="2" table:style-name="ce4"/>
          <table:table-cell table:number-columns-repeated="16378" table:style-name="ce1"/>
        </table:table-row>
        <table:table-row table:style-name="ro6">
          <table:table-cell office:value-type="float" office:value="5" table:style-name="ce13">
            <text:p>5</text:p>
          </table:table-cell>
          <table:table-cell office:value-type="string" table:style-name="ce14">
            <text:p>fonction qui valide cette inscription (avec toutes les vérifications nécessaires)</text:p>
          </table:table-cell>
          <table:table-cell office:value-type="string" table:style-name="ce15">
            <text:p>détail de la fonction :<text:s/></text:p>
            <text:p>1) connexion à la bdd</text:p>
            <text:p>2) // vérif si champs vides =&gt; message d'erreur si c'est le cas</text:p>
            <text:p>3) <text:s/>// vérif si longeur des champs correcte</text:p>
            <text:p>4) // vérif si email déjà utilisé</text:p>
            <text:p>5) // vérif si mdp réunit les critères requis (avec fonction checkpassword ci-dessous)</text:p>
            <text:p>6) hâchage du mot de passe (avec password_hash)</text:p>
            <text:p>7) sauvegarde de l'utilisateur en bb</text:p>
            <text:p>8) récupération de son id : $id = $db-&gt;lastInsertId();</text:p>
            <text:p>9) insertion de l'adresse en bdd</text:p>
            <text:p>10) message de succès</text:p>
          </table:table-cell>
          <table:table-cell office:value-type="string" table:style-name="ce13">
            <text:p>difficile</text:p>
          </table:table-cell>
          <table:table-cell table:number-columns-repeated="50" table:style-name="ce16"/>
          <table:table-cell table:number-columns-repeated="105" table:style-name="ce17"/>
          <table:table-cell table:number-columns-repeated="16225" table:style-name="ce18"/>
        </table:table-row>
        <table:table-row table:style-name="ro7">
          <table:table-cell office:value-type="float" office:value="6" table:style-name="ce13">
            <text:p>6</text:p>
          </table:table-cell>
          <table:table-cell office:value-type="string" table:style-name="ce14">
            <text:p>connexion pour un utilisateur inscrit via formulaire dans page connexion.php (email + mot de passe) =&gt; stockage des infos dans la session (sauf mdp)</text:p>
          </table:table-cell>
          <table:table-cell office:value-type="string" table:style-name="ce15">
            <text:p>1) formulaire avec email et mot de passe =&gt; index.php</text:p>
            <text:p>2) if isset... sur page index pour déclencher la fonction connexion</text:p>
            <text:p>3) fonction connexion : vérifier si l'utilisateur existe en faisant un select + vérifier si son mdp est valide avec la fonction password_verify($mdpEnClair, $mdpHashéBdd)</text:p>
            <text:p>4) si tout est bon : on stocke les infos dans la session</text:p>
            <text:p>5 ) si problèmes : afficher message d'erreur</text:p>
          </table:table-cell>
          <table:table-cell office:value-type="string" table:style-name="ce13">
            <text:p>difficile</text:p>
          </table:table-cell>
          <table:table-cell table:number-columns-repeated="50" table:style-name="ce16"/>
          <table:table-cell table:number-columns-repeated="105" table:style-name="ce17"/>
          <table:table-cell table:number-columns-repeated="16225" table:style-name="ce18"/>
        </table:table-row>
        <table:table-row table:style-name="ro8">
          <table:table-cell office:value-type="float" office:value="7" table:style-name="ce13">
            <text:p>7</text:p>
          </table:table-cell>
          <table:table-cell office:value-type="string" table:style-name="ce14">
            <text:p>navbar avec rendu conditionnel : connexion et inscription si pas connecté / mon compte et déconnexion si connecté</text:p>
          </table:table-cell>
          <table:table-cell office:value-type="string" table:style-name="ce15">
            <text:p>pour faire cela, vérifier si la session contient un id d'utilisateur. Si oui : l'utilisateur est connecté =&gt; afficher les liens "mon compte" et "déconnexion". Sinon, afficher "connexion" / "inscription".</text:p>
          </table:table-cell>
          <table:table-cell office:value-type="string" table:style-name="ce13">
            <text:p>facile</text:p>
          </table:table-cell>
          <table:table-cell table:number-columns-repeated="50" table:style-name="ce16"/>
          <table:table-cell table:number-columns-repeated="105" table:style-name="ce17"/>
          <table:table-cell table:number-columns-repeated="16225" table:style-name="ce18"/>
        </table:table-row>
        <table:table-row table:style-name="ro8">
          <table:table-cell office:value-type="float" office:value="8" table:style-name="ce13">
            <text:p>8</text:p>
          </table:table-cell>
          <table:table-cell office:value-type="string" table:style-name="ce14">
            <text:p>déconnexion via un lien dans la navbar</text:p>
          </table:table-cell>
          <table:table-cell office:value-type="string" table:style-name="ce15">
            <text:p>1) formulaire dans la navbar : il pointe vers l'index.php et il est en méthode POST<text:s/></text:p>
            <text:p>2) juste un bouton submit dans ce formulaire : name="deconnexion"<text:s/></text:p>
            <text:p>3) sur l'index.php : if isset($_POST['deconnexion'] (avant l'include du header) pour déclencher la fonction de déconnexion<text:s/></text:p>
            <text:p>4) fonction deconnexion() dans functions.php : elle écrase la session en lui donnant la valeur d'un tableau vide, puis elle affiche un message de succès via un echo + alert<text:s/></text:p>
          </table:table-cell>
          <table:table-cell office:value-type="string" table:style-name="ce13">
            <text:p>moyenne</text:p>
          </table:table-cell>
          <table:table-cell table:number-columns-repeated="50" table:style-name="ce16"/>
          <table:table-cell table:number-columns-repeated="105" table:style-name="ce17"/>
          <table:table-cell table:number-columns-repeated="16225" table:style-name="ce18"/>
        </table:table-row>
        <table:table-row table:style-name="ro5">
          <table:table-cell office:value-type="float" office:value="9" table:style-name="ce13">
            <text:p>9</text:p>
          </table:table-cell>
          <table:table-cell office:value-type="string" table:style-name="ce14">
            <text:p><text:s/>Créer accueil de l’espace espace client (page profil.php) (s’inspirer de la capture)</text:p>
          </table:table-cell>
          <table:table-cell office:value-type="string" table:style-name="ce15">
            <text:p>page client.php avec 4 icônes font awesome. Chacun est un lien vers une des 4 pages suivantes : modif infos, modif mdp, modif adresse et commandes du client.</text:p>
          </table:table-cell>
          <table:table-cell office:value-type="string" table:style-name="ce13">
            <text:p>facile</text:p>
          </table:table-cell>
          <table:table-cell table:number-columns-repeated="50" table:style-name="ce19"/>
          <table:table-cell table:number-columns-repeated="105" table:style-name="ce20"/>
          <table:table-cell table:number-columns-repeated="16225" table:style-name="ce21"/>
        </table:table-row>
        <table:table-row table:style-name="ro9">
          <table:table-cell office:value-type="float" office:value="10" table:style-name="ce13">
            <text:p>10</text:p>
          </table:table-cell>
          <table:table-cell office:value-type="string" table:style-name="ce14">
            <text:p>modification des infos de base (nom, prénom, email) et de l’adresse (adresse, cp, ville)</text:p>
          </table:table-cell>
          <table:table-cell office:value-type="string" table:style-name="ce15">
            <text:p>1) faire un formulaire sur chaque page (modifInfos.php et modifAdresse.php). Chacun mène vers sa propre page.</text:p>
            <text:p>2) sur chacune des 2 pages : if isset… pour lancer la fonction qui valide les modifs</text:p>
            <text:p>3) créer deux fonctions dans functions.php : modifInfos et modifAdresse. Elles sont similaires : connexion à la base, puis mise à jour des nouvelles infos en bdd avec un UPDATE. Enfin : message de succès.</text:p>
            <text:p>4) bonus : vous pouvez ensuite ajouter une vérification des champs vides (message d'erreur si c'est le cas), et une vérication de longueur des champs (idem).</text:p>
          </table:table-cell>
          <table:table-cell office:value-type="string" table:style-name="ce13">
            <text:p>moyenne</text:p>
          </table:table-cell>
          <table:table-cell table:number-columns-repeated="50" table:style-name="ce16"/>
          <table:table-cell table:number-columns-repeated="105" table:style-name="ce17"/>
          <table:table-cell table:number-columns-repeated="16225" table:style-name="ce18"/>
        </table:table-row>
        <table:table-row table:style-name="ro10">
          <table:table-cell office:value-type="float" office:value="11" table:style-name="ce13">
            <text:p>11</text:p>
          </table:table-cell>
          <table:table-cell office:value-type="string" table:style-name="ce14">
            <text:p>modification du mot de passe</text:p>
          </table:table-cell>
          <table:table-cell office:value-type="string" table:style-name="ce15">
            <text:p>1) formulaire avec deux inputs : ancien mot de passe et nouveau mot de passe. Il dirige vers la même page ou l'accueil.</text:p>
            <text:p>2) if isset… sur la page de destination, qui déclenche l'appel à la fonction modifMotDePasse</text:p>
            <text:p>3) dans functions.php, créer cette fonction modifMotDePasse.<text:s/></text:p>
            <text:p>étapes de cette fonction :<text:s/></text:p>
            <text:p>1) on vérifie d'abord si il n'y a pas de champs vides. Si oui, message d'erreur et fin de la fonction.</text:p>
            <text:p>2) on récupère le mdp actuel en base</text:p>
            <text:p><text:s text:c="8"/>3) on vérifie le mdp actuel saisi par rapport à l'actuel en base</text:p>
            <text:p>4) si mdp actuel saisi = mdp actuel en base, on passe à la suite. Sinon fin de la fonction et message d'erreur</text:p>
            <text:p>5) on nettoie le nouveau mdp choisi avec strip_tags</text:p>
            <text:p><text:s text:c="12"/>6) on vérifie que le nouveau mdp choisi respecte les critères (avec fonction checkpassword). Si pas bon =&gt; sortie et message d'erreur</text:p>
            <text:p>7) si nouveau mdp ok =&gt; on le sauvegarde en le hâchant avec password_hash()</text:p>
          </table:table-cell>
          <table:table-cell office:value-type="string" table:style-name="ce13">
            <text:p>difficile</text:p>
          </table:table-cell>
          <table:table-cell table:number-columns-repeated="50" table:style-name="ce16"/>
          <table:table-cell table:number-columns-repeated="105" table:style-name="ce17"/>
          <table:table-cell table:number-columns-repeated="16225" table:style-name="ce18"/>
        </table:table-row>
        <table:table-row table:style-name="ro11">
          <table:table-cell office:value-type="float" office:value="12" table:style-name="ce13">
            <text:p>12</text:p>
          </table:table-cell>
          <table:table-cell office:value-type="string" table:style-name="ce14">
            <text:p>page validation : adresse de livraison / de facturation (proposer choix entre les adresses enregistrées) + choix livraison (domicile +10€ / point-relais +5€)</text:p>
          </table:table-cell>
          <table:table-cell office:value-type="string" table:style-name="ce15">
            <text:p>1) créer la page validation.php</text:p>
            <text:p>2) afficher le contenu du panier (modifable ou pas, peu importe)</text:p>
            <text:p>3) afficher le prix total des achats</text:p>
            <text:p>4) version facile : calculer et afficher les frais de port comme dans la boutique v1 (exemple : 5€ par article)</text:p>
            <text:p>4 bis) version difficile : proposer un choix de livraison entre domicile (+10€) et point-relais (+5€) avec des boutons radio, et stocker le choix dans la session pour l'ajouter au prix total</text:p>
            <text:p>5) afficher les coordonnées (nom, prénom, email), modifiables (comme dans la pahe modifInfos.php) =&gt; utiliser un formulaire qui redirige vers la même page + if isset + appel à la fonction de modification utilisée dans l'étape 10</text:p>
            <text:p>6) adresse de livraison : proposer le choix entre les adresses enregistrées, et stocker le choix dans la session</text:p>
            <text:p>7) adresse de facturation : idem</text:p>
            <text:p>8) une fois que les frais de port et les deux adresses sont choisis, afficher un bouton de validation, qui affiche un modal de confimation</text:p>
            <text:p>9) dans ce modal, un clic sur le bouton renvoie à l'accueil.<text:s/></text:p>
            <text:p>10) sur l'accueil : if(isset($_POST['validation'])) qui déclenche la fonction de sauvegarde de commande (voir ci-dessous). Lui passer en paramètre le total de la commande (produits + frais de port) pour qu'il soit accessible.</text:p>
            <text:p>11) toujours dans ce if isset : vidage du panier</text:p>
            <text:p/>
          </table:table-cell>
          <table:table-cell office:value-type="string" table:style-name="ce13">
            <text:p>difficile</text:p>
          </table:table-cell>
          <table:table-cell table:number-columns-repeated="50" table:style-name="ce16"/>
          <table:table-cell table:number-columns-repeated="105" table:style-name="ce17"/>
          <table:table-cell table:number-columns-repeated="16225" table:style-name="ce18"/>
        </table:table-row>
        <table:table-row table:style-name="ro12">
          <table:table-cell office:value-type="float" office:value="13" table:style-name="ce13">
            <text:p>13</text:p>
          </table:table-cell>
          <table:table-cell office:value-type="string" table:style-name="ce14">
            <text:p>sauvegarde de commande (infos de base : id client, numéro à 7 chiffres (random), date, prix)</text:p>
          </table:table-cell>
          <table:table-cell office:value-type="string" table:style-name="ce15">
            <text:p>dans la fonction enregistrerCommande($prixTotal) :<text:s/></text:p>
            <text:p>1) on se connecte à la bdd</text:p>
            <text:p>2) on lance un INSERT INTO pour insérer la commande avec toutes ses infos. Syntaxe prepare / execute. Bien passer toutes les infos nécessaires (sauf l'id). Pour le numéro de commande à 7 chiffres, le générer au hasard à l'aide de la fonction rand() (voir sa doc sur le site officiel de php).</text:p>
            <text:p>3) une fois le code en place, tester plusieurs fois le résultat en passant des commandes et en controlant à chaque fois dans phpmyadmin.</text:p>
          </table:table-cell>
          <table:table-cell office:value-type="string" table:style-name="ce13">
            <text:p>moyenne</text:p>
          </table:table-cell>
          <table:table-cell table:number-columns-repeated="50" table:style-name="ce16"/>
          <table:table-cell table:number-columns-repeated="105" table:style-name="ce17"/>
          <table:table-cell table:number-columns-repeated="16225" table:style-name="ce18"/>
        </table:table-row>
        <table:table-row table:style-name="ro13">
          <table:table-cell office:value-type="float" office:value="14" table:style-name="ce13">
            <text:p>14</text:p>
          </table:table-cell>
          <table:table-cell office:value-type="string" table:style-name="ce14">
            <text:p>sauvegarde du contenu de la commande (id_commande, id_article, quantité) dans la table pivot</text:p>
          </table:table-cell>
          <table:table-cell office:value-type="string" table:style-name="ce15">
            <text:p>se placer dans la fonction enregistrerCommande, à la suite du code de l'étape précédente.</text:p>
            <text:p>1) une fois la commande sauvegardée, utiliser lastInsertId pour récupérer l'id de cette commande : <text:s text:c="4"/>$id = $db-&gt;lastInsertId();</text:p>
            <text:p>2) déclarer avec la syntaxe prepare la requête qui va insérer dans la table intermédiaire commande_articles le contenu de la commande : INSERT INTO commande_articles (id_commande, id_article, quantite) VALUES(:id_commande, :id_article, :quantity)'</text:p>
            <text:p>3) boucler sur le panier avec un FOREACH. Pour chaque article, effectuer un execute en lui passant les infos de l'article en paramètre : id_commande (le même pour tous les articles, récupéré avec lastinsertid), id_article et quantité.</text:p>
            <text:p>4) vérifier le résultat en base de données (table commande_articles) en faisant plusieurs commandes.</text:p>
          </table:table-cell>
          <table:table-cell office:value-type="string" table:style-name="ce13">
            <text:p>difficile</text:p>
          </table:table-cell>
          <table:table-cell table:number-columns-repeated="50" table:style-name="ce16"/>
          <table:table-cell table:number-columns-repeated="105" table:style-name="ce17"/>
          <table:table-cell table:number-columns-repeated="16225" table:style-name="ce18"/>
        </table:table-row>
        <table:table-row table:style-name="ro14">
          <table:table-cell office:value-type="float" office:value="15" table:style-name="ce22">
            <text:p>15</text:p>
          </table:table-cell>
          <table:table-cell office:value-type="string" table:style-name="ce14">
            <text:p>page commandes.php pour visualiser les commandes du client dans un tableau (accessible via l’espace client profil.php)</text:p>
          </table:table-cell>
          <table:table-cell office:value-type="string" table:style-name="ce15">
            <text:p>1) créer une page commandes.php</text:p>
            <text:p>2) dans functions.php, créer une fonctionrecupCommande(). Elle ne prend pas de paramètre. Elle va faire un SELECT qui va récupérer toutes les commandes du client connecté, en se basant sur l'id qui est dans la section (syntaxe prepare / execute). Elle les récupère avec un fetchAll et les renvoie.</text:p>
            <text:p>3) récupérer les commandes du client en appelant cette fonction recupCommande. Stocker le résultat dans une variable.</text:p>
            <text:p>4) boucler sur les commandes avec un foreach. Pour chacune, afficher toutes ses infos sauf l'id : numéro, date et prix. Vous pouvez faire un tableau pour cela : en-têtes avant le foreach, et corps dans le foreach (une rangée &lt;tr&gt; pour chaque commande).</text:p>
            <text:p>5) ajouter pour chaque commande un bouton détails commande (dans le foreach). Il permet d'accéder à la page qui va présenter les articles commandés ainsi que d'autres infos. Ce bouton est en fait un formulaire qui transmet en hidden l'id de la commande, et qui pointe vers la page detailscommande.php. On peut aussi transmettre en hidden les autres infos de la commande (comma ça, on a toutes les infos de base pour l'affichage des détails, il ne restera que les articles à récupérer).</text:p>
          </table:table-cell>
          <table:table-cell office:value-type="string" table:style-name="ce13">
            <text:p>difficile</text:p>
          </table:table-cell>
          <table:table-cell table:number-columns-repeated="50" table:style-name="ce16"/>
          <table:table-cell table:number-columns-repeated="105" table:style-name="ce17"/>
          <table:table-cell table:number-columns-repeated="16225" table:style-name="ce18"/>
        </table:table-row>
        <table:table-row table:style-name="ro15">
          <table:table-cell office:value-type="float" office:value="16" table:style-name="ce22">
            <text:p>16</text:p>
          </table:table-cell>
          <table:table-cell office:value-type="string" table:style-name="ce14">
            <text:p>page detailscommande.php pour visualiser le détail d’une des commandes passées par le client (via bouton détails sur chaque ligne du tableau précédent)</text:p>
          </table:table-cell>
          <table:table-cell office:value-type="string" table:style-name="ce15">
            <text:p>1) créer une page detailscommande.php. Commencer par y afficher les infos de base de la commande : prix, numéro, date. Elles ont été transmises en post en provenance de commandes.php (bouton détails commande) via des inputs hidden.<text:s/></text:p>
            <text:p>2) dans functions.php, créer la fonction recupArticlesCommande (fournie ci-dessous). elle prend un id de commande en paramètre et récupère les articles correspondants via un inner join (plus d'explications : voir le formateur).</text:p>
            <text:p>3) sur cette page, appeler la fonction recupArticlesCommande en lui passant en paramètre l'id transmis en post via le bouton détails commande (input hidden). Stocker le résultat dans une variable $articles.</text:p>
            <text:p>4) boucler sur les articles ainsi récupérés. Afficher leurs infos : nom, prix, quantité, montant de chaque ligne (à calculer : prix * quantité). Utiliser un tableau html est une bonne idée pour l'affichage (même principe que pour la liste des commandes).</text:p>
            <text:p>5) recalculer les frais de port, que vous afficherez.</text:p>
          </table:table-cell>
          <table:table-cell office:value-type="string" table:style-name="ce13">
            <text:p>difficile</text:p>
          </table:table-cell>
          <table:table-cell table:number-columns-repeated="50" table:style-name="ce16"/>
          <table:table-cell table:number-columns-repeated="105" table:style-name="ce17"/>
          <table:table-cell table:number-columns-repeated="16225" table:style-name="ce23"/>
        </table:table-row>
        <table:table-row table:style-name="ro16">
          <table:table-cell office:value-type="float" office:value="17" table:style-name="ce22">
            <text:p>17</text:p>
          </table:table-cell>
          <table:table-cell office:value-type="string" table:style-name="ce24">
            <text:p>gestion des stocks : affichage stocks restants pour chaque article</text:p>
          </table:table-cell>
          <table:table-cell office:value-type="string" table:style-name="ce25">
            <text:p>pour chaque article, afficher les stocks de cette façon (sur page détails product.php) :<text:s/></text:p>
            <text:p>- 10 exemplaires ou + restants =&gt; "en stock" dans un rectangle vert</text:p>
            <text:p>- entre 1 et 9 : "plus que 5 restants" (5 étant le nombre en stock, à afficher dynamiquement) dans un rectange jaune</text:p>
            <text:p>- 0 : afficher "article épuisé" dans un rectange rouge</text:p>
            <text:p>Passez de préférence par une fonction pour faire cela (ou directement dans product.php).</text:p>
            <text:p>Si un article est épuisé, masquer le bouton "ajouter au panier".</text:p>
          </table:table-cell>
          <table:table-cell office:value-type="string" table:style-name="ce22">
            <text:p>moyenne</text:p>
          </table:table-cell>
          <table:table-cell table:number-columns-repeated="2" table:style-name="ce4"/>
          <table:table-cell table:number-columns-repeated="37" table:style-name="ce1"/>
          <table:table-cell table:number-columns-repeated="116" table:style-name="ce17"/>
          <table:table-cell table:number-columns-repeated="16225"/>
        </table:table-row>
        <table:table-row table:style-name="ro17">
          <table:table-cell office:value-type="float" office:value="18" table:style-name="ce26">
            <text:p>18</text:p>
          </table:table-cell>
          <table:table-cell office:value-type="string" table:style-name="ce24">
            <text:p>gestion des stocks : contrôle des quantités dans le panier</text:p>
          </table:table-cell>
          <table:table-cell office:value-type="string" table:style-name="ce25">
            <text:p>Vous allez créer une fonction qui contrôle la quantité choisie lors de chaque modif de quantité. Elle ne doit pas dépasser le stock restant. Exemple : 3 montres "Silver Star" restantes : je peux en commander 1, 2 ou 3 mais surtout pas 4 ou + (sinon =&gt; stock négatif).</text:p>
            <text:p>1) créez cette fonction verifQuantite dans functions.php. Elle prend en paramètre un id d'article.</text:p>
            <text:p>2) elle va d'abord se connecter à la base de données</text:p>
            <text:p>3) ensuite, elle récupère le stock restant pour l'article, en fonction de son id (passé en paramètre).</text:p>
            <text:p>4) elle vérifie que la quantité commandée est bien inférieure ou égale au stock restant. Si c'est bon,elle retourne true, sinon, false.</text:p>
            <text:p>5) appeler cette fonction dans un if au début de la fonction modifQuantite, avant même de chercher l'article dans le panier. mettre en place un message d'erreur dans le else, au cas où elle renvoie false.</text:p>
          </table:table-cell>
          <table:table-cell office:value-type="string" table:style-name="ce22">
            <text:p>moyenne</text:p>
          </table:table-cell>
          <table:table-cell table:number-columns-repeated="2" table:style-name="ce4"/>
          <table:table-cell table:number-columns-repeated="37" table:style-name="ce1"/>
          <table:table-cell table:number-columns-repeated="116" table:style-name="ce17"/>
          <table:table-cell table:number-columns-repeated="16225"/>
        </table:table-row>
        <table:table-row table:style-name="ro18">
          <table:table-cell office:value-type="float" office:value="19" table:style-name="ce26">
            <text:p>19</text:p>
          </table:table-cell>
          <table:table-cell office:value-type="string" table:style-name="ce24">
            <text:p>gestion des stocks : baisse du stock de chaque article commandé (en fonction du nombre d’exemplaires commandés) à chaque commande</text:p>
          </table:table-cell>
          <table:table-cell office:value-type="string" table:style-name="ce25">
            <text:p>1) à chaque article commandé, déduire la quantité commandée du stock en base de données. Cela se passera dans la fonction enregistrerCommande, dans le foreach qui boucle sur le panier pour sauvegarder le contenu de la commande.</text:p>
          </table:table-cell>
          <table:table-cell office:value-type="string" table:style-name="ce22">
            <text:p>difficile</text:p>
          </table:table-cell>
          <table:table-cell table:number-columns-repeated="2" table:style-name="ce4"/>
          <table:table-cell table:number-columns-repeated="37" table:style-name="ce1"/>
          <table:table-cell table:number-columns-repeated="116" table:style-name="ce17"/>
          <table:table-cell table:number-columns-repeated="16225"/>
        </table:table-row>
        <table:table-row table:style-name="ro1">
          <table:table-cell table:style-name="ce1"/>
          <table:table-cell table:style-name="ce27"/>
          <table:table-cell table:number-columns-repeated="4" table:style-name="ce4"/>
          <table:table-cell table:number-columns-repeated="37" table:style-name="ce1"/>
          <table:table-cell table:number-columns-repeated="116" table:style-name="ce17"/>
          <table:table-cell table:number-columns-repeated="16225"/>
        </table:table-row>
        <table:table-row table:style-name="ro19">
          <table:table-cell table:style-name="ce4"/>
          <table:table-cell office:value-type="string" table:number-columns-spanned="2" table:number-rows-spanned="1" table:style-name="ce32">
            <text:p>fonctions fournies</text:p>
          </table:table-cell>
          <table:covered-table-cell/>
          <table:table-cell table:number-columns-repeated="3" table:style-name="ce4"/>
          <table:table-cell table:number-columns-repeated="37" table:style-name="ce1"/>
          <table:table-cell table:number-columns-repeated="116" table:style-name="ce17"/>
          <table:table-cell table:number-columns-repeated="16225"/>
        </table:table-row>
        <table:table-row table:style-name="ro1">
          <table:table-cell table:style-name="ce4"/>
          <table:table-cell table:style-name="ce27"/>
          <table:table-cell table:style-name="ce28"/>
          <table:table-cell table:number-columns-repeated="3" table:style-name="ce4"/>
          <table:table-cell table:number-columns-repeated="37" table:style-name="ce1"/>
          <table:table-cell table:number-columns-repeated="116" table:style-name="ce17"/>
          <table:table-cell table:number-columns-repeated="16225"/>
        </table:table-row>
        <table:table-row table:style-name="ro20">
          <table:table-cell table:style-name="ce4"/>
          <table:table-cell office:value-type="string" table:style-name="ce29">
            <text:p>checkPassword : vérifier que le mot de passe réunit tous les critères demandés</text:p>
          </table:table-cell>
          <table:table-cell office:value-type="string" table:style-name="ce28">
            <text:p>function checkPassword($password) <text:s text:c="3"/>{<text:s/></text:p>
            <text:p>// minimum 8 caractères et maximum 15, minimum 1 lettre, 1 chiffre et 1 caractère spécial</text:p>
            <text:p><text:s text:c="4"/>$regex = "^(?=.*[0-9])(?=.*[a-zA-Z])(?=.*[@$!%*?/&amp;])(?=\S+$).{8,15}$^";</text:p>
            <text:p><text:s text:c="4"/>return preg_match($regex, $password);</text:p>
            <text:p>}</text:p>
            <text:p/>
          </table:table-cell>
          <table:table-cell table:number-columns-repeated="3" table:style-name="ce4"/>
          <table:table-cell table:number-columns-repeated="37" table:style-name="ce1"/>
          <table:table-cell table:number-columns-repeated="116" table:style-name="ce17"/>
          <table:table-cell table:number-columns-repeated="16225"/>
        </table:table-row>
        <table:table-row table:style-name="ro21">
          <table:table-cell table:style-name="ce4"/>
          <table:table-cell office:value-type="string" table:style-name="ce29">
            <text:p>recupArticlesCommande : récupérer les articles de chaque commande</text:p>
          </table:table-cell>
          <table:table-cell office:value-type="string" table:style-name="ce28">
            <text:p/>
            <text:p>function recupArticlesCommande($commandeId)</text:p>
            <text:p>{</text:p>
            <text:p><text:s text:c="4"/>$db = getConnection();</text:p>
            <text:p><text:s text:c="4"/>$query = $db-&gt;prepare('SELECT * FROM commande_articles AS ca<text:s/></text:p>
            <text:p><text:s text:c="28"/>INNER JOIN articles AS a<text:s/></text:p>
            <text:p><text:s text:c="28"/>ON a.id = ca.id_article<text:s/></text:p>
            <text:p><text:s text:c="28"/>WHERE id_commande = ?');</text:p>
            <text:p><text:s text:c="4"/>$query-&gt;execute([$commandeId]);</text:p>
            <text:p><text:s text:c="4"/>return $query-&gt;fetchAll();</text:p>
            <text:p>}</text:p>
            <text:p/>
          </table:table-cell>
          <table:table-cell table:number-columns-repeated="3" table:style-name="ce4"/>
          <table:table-cell table:number-columns-repeated="37" table:style-name="ce1"/>
          <table:table-cell table:number-columns-repeated="116" table:style-name="ce17"/>
          <table:table-cell table:number-columns-repeated="16225"/>
        </table:table-row>
        <table:table-row table:style-name="ro22">
          <table:table-cell table:style-name="ce4"/>
          <table:table-cell office:value-type="string" table:style-name="ce29">
            <text:p>checkInputsLength : vérifier la longueur des champs</text:p>
          </table:table-cell>
          <table:table-cell office:value-type="string" table:style-name="ce30">
            <text:p>function checkInputsLenght()</text:p>
            <text:p>{</text:p>
            <text:p><text:s text:c="4"/>$inputsLenghtOk = true;</text:p>
            <text:p/>
            <text:p><text:s text:c="4"/>if (strlen($_POST['firstName']) &gt; 25 || strlen($_POST['firstName']) &lt; 3) {</text:p>
            <text:p><text:s text:c="8"/>$inputsLenghtOk = false;</text:p>
            <text:p><text:s text:c="4"/>}</text:p>
            <text:p/>
            <text:p><text:s text:c="4"/>if (strlen($_POST['lastName']) &gt; 25 || strlen($_POST['lastName']) &lt; 3) {</text:p>
            <text:p><text:s text:c="8"/>$inputsLenghtOk = false;</text:p>
            <text:p><text:s text:c="4"/>}</text:p>
            <text:p/>
            <text:p><text:s text:c="4"/>if (strlen($_POST['email']) &gt; 25 || strlen($_POST['email']) &lt; 5) {</text:p>
            <text:p><text:s text:c="8"/>$inputsLenghtOk = false;</text:p>
            <text:p><text:s text:c="4"/>}</text:p>
            <text:p/>
            <text:p><text:s text:c="4"/>if (strlen($_POST['address']) &gt; 40 || strlen($_POST['address']) &lt; 5) {</text:p>
            <text:p><text:s text:c="8"/>$inputsLenghtOk = false;</text:p>
            <text:p><text:s text:c="4"/>}</text:p>
            <text:p/>
            <text:p><text:s text:c="4"/>if (strlen($_POST['zipCode']) !== 5) {</text:p>
            <text:p><text:s text:c="8"/>$inputsLenghtOk = false;</text:p>
            <text:p><text:s text:c="4"/>}</text:p>
            <text:p/>
            <text:p><text:s text:c="4"/>if (strlen($_POST['city']) &gt; 25 || strlen($_POST['city']) &lt; 3) {</text:p>
            <text:p><text:s text:c="8"/>$inputsLenghtOk = false;</text:p>
            <text:p><text:s text:c="4"/>}</text:p>
            <text:p/>
            <text:p><text:s text:c="4"/>return $inputsLenghtOk;</text:p>
            <text:p>}</text:p>
          </table:table-cell>
          <table:table-cell table:number-columns-repeated="3" table:style-name="ce4"/>
          <table:table-cell table:number-columns-repeated="37" table:style-name="ce1"/>
          <table:table-cell table:number-columns-repeated="116" table:style-name="ce17"/>
          <table:table-cell table:number-columns-repeated="16225"/>
        </table:table-row>
        <table:table-row table:style-name="ro23">
          <table:table-cell table:style-name="ce4"/>
          <table:table-cell office:value-type="string" table:style-name="ce29">
            <text:p>checkEmptyFields : vérifier qu'aucun input n'est vide</text:p>
          </table:table-cell>
          <table:table-cell office:value-type="string" table:style-name="ce30">
            <text:p>function checkEmptyFields()</text:p>
            <text:p>{</text:p>
            <text:p><text:s text:c="4"/>foreach ($_POST as $field) {</text:p>
            <text:p><text:s text:c="8"/>if (empty($field)) {</text:p>
            <text:p><text:s text:c="12"/>return true;</text:p>
            <text:p><text:s text:c="8"/>}</text:p>
            <text:p><text:s text:c="4"/>}</text:p>
            <text:p><text:s text:c="4"/>return false;</text:p>
            <text:p>}</text:p>
          </table:table-cell>
          <table:table-cell table:number-columns-repeated="3" table:style-name="ce4"/>
          <table:table-cell table:number-columns-repeated="37" table:style-name="ce1"/>
          <table:table-cell table:number-columns-repeated="116" table:style-name="ce17"/>
          <table:table-cell table:number-columns-repeated="16225"/>
        </table:table-row>
        <table:table-row table:number-rows-repeated="5" table:style-name="ro1">
          <table:table-cell table:style-name="ce1"/>
          <table:table-cell table:style-name="ce31"/>
          <table:table-cell table:number-columns-repeated="41" table:style-name="ce1"/>
          <table:table-cell table:number-columns-repeated="116" table:style-name="ce17"/>
          <table:table-cell table:number-columns-repeated="16225"/>
        </table:table-row>
        <table:table-row table:number-rows-repeated="2" table:style-name="ro1">
          <table:table-cell table:number-columns-repeated="43"/>
          <table:table-cell table:number-columns-repeated="116" table:style-name="ce17"/>
          <table:table-cell table:number-columns-repeated="16225"/>
        </table:table-row>
        <table:table-row table:number-rows-repeated="104854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Inherit" svg:font-family="Inheri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Hugo VIROT</dc:creator>
    <meta:creation-date>2022-01-04T14:50:12Z</meta:creation-date>
    <dc:date>2022-11-29T09:17:36Z</dc:date>
    <meta:editing-cycles>12</meta:editing-cycles>
    <meta:editing-duration>PT0S</meta:editing-duration>
  </office:meta>
</office:document-meta>
</file>